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39462" officeooo:paragraph-rsid="001394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e es un docu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vando Ramirez</meta:initial-creator>
    <meta:creation-date>2016-06-15T15:40:40.754865556</meta:creation-date>
    <dc:date>2016-06-15T15:41:59.732121200</dc:date>
    <dc:creator>Servando Ramirez</dc:creator>
    <meta:editing-duration>PT1M19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7"/>
    <meta:generator>LibreOffice/4.3.3.2$Linux_X86_64 LibreOffice_project/430m0$Build-2</meta:generator>
  </office:meta>
</office:document-meta>
</file>